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что значит знать и понимать чтобы успешно применять на практике для решения задач - в контексте "Wordpress Разработка Плагинов"</text:p>
      <text:p text:style-name="Standard">ChatGPT</text:p>
      <text:p text:style-name="P1">ChatGPT</text:p>
      <text:p text:style-name="Text_20_body">Чтобы успешно применять знания и понимание в практике разработки плагинов для Wordpress, важно:</text:p>
      <text:list xml:id="list9125187865457467118" text:style-name="L1">
        <text:list-item>
          <text:p text:style-name="P2"><text:span text:style-name="Strong_20_Emphasis">Глубоко понимать архитектуру Wordpress:</text:span></text:p>
          <text:list>
            <text:list-item>
              <text:p text:style-name="P3">Знать основные концепции Wordpress, такие как хуки, фильтры, пользовательские типы записей и так далее.</text:p>
            </text:list-item>
            <text:list-item>
              <text:p text:style-name="P3">Понимать, какие возможности предоставляет Wordpress API для разработки плагинов и как правильно использовать его.</text:p>
            </text:list-item>
          </text:list>
        </text:list-item>
        <text:list-item>
          <text:p text:style-name="P2"><text:span text:style-name="Strong_20_Emphasis">Быть знакомым с языком программирования PHP:</text:span></text:p>
          <text:list>
            <text:list-item>
              <text:p text:style-name="P3">Уметь писать и читать код на PHP, включая работу с переменными, массивами, функциями и объектами.</text:p>
            </text:list-item>
            <text:list-item>
              <text:p text:style-name="P3">Понимать основные принципы ООП в PHP, так как многие плагины для Wordpress используют объектно-ориентированный подход.</text:p>
            </text:list-item>
          </text:list>
        </text:list-item>
        <text:list-item>
          <text:p text:style-name="P2"><text:span text:style-name="Strong_20_Emphasis">Знать основы HTML, CSS и JavaScript:</text:span></text:p>
          <text:list>
            <text:list-item>
              <text:p text:style-name="P3">Уметь создавать пользовательские интерфейсы для административных страниц плагина и добавлять интерактивность с помощью JavaScript.</text:p>
            </text:list-item>
            <text:list-item>
              <text:p text:style-name="P3">Понимать, как стилизовать элементы на странице с помощью CSS и как встраивать их в Wordpress.</text:p>
            </text:list-item>
          </text:list>
        </text:list-item>
        <text:list-item>
          <text:p text:style-name="P2"><text:span text:style-name="Strong_20_Emphasis">Быть в курсе принципов безопасности:</text:span></text:p>
          <text:list>
            <text:list-item>
              <text:p text:style-name="P3">Знать основные угрозы безопасности веб-приложений и уметь предотвращать их, например, через экранизацию данных перед выводом на экран и правильное управление правами доступа.</text:p>
            </text:list-item>
            <text:list-item>
              <text:p text:style-name="P3">Следить за обновлениями Wordpress и своих плагинов, чтобы быстро исправлять уязвимости.</text:p>
            </text:list-item>
          </text:list>
        </text:list-item>
        <text:list-item>
          <text:p text:style-name="P2"><text:span text:style-name="Strong_20_Emphasis">Умение документировать и тестировать код:</text:span></text:p>
          <text:list>
            <text:list-item>
              <text:p text:style-name="P3">Понимать важность написания чистого и понятного кода, а также добавления комментариев к нему для облегчения его понимания другими разработчиками.</text:p>
            </text:list-item>
            <text:list-item>
              <text:p text:style-name="P3">Уметь тестировать плагин на различных конфигурациях Wordpress и операционных системах, чтобы обнаруживать и устранять ошибки.</text:p>
            </text:list-item>
          </text:list>
        </text:list-item>
        <text:list-item>
          <text:p text:style-name="P2"><text:span text:style-name="Strong_20_Emphasis">Быть готовым к изучению новых технологий и методов:</text:span></text:p>
          <text:list>
            <text:list-item>
              <text:p text:style-name="P2">Wordpress и его экосистема постоянно развиваются, поэтому важно следить за новыми тенденциями и инструментами разработки, чтобы сохранять конкурентоспособность и эффективность своих плагинов.</text:p>
            </text:list-item>
          </text:list>
        </text:list-item>
      </text:list>
      <text:p text:style-name="Text_20_body">Совокупность этих знаний и умений позволит вам успешно разрабатывать плагины для Wordpress и эффективно решать задачи в этой област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S</meta:editing-duration>
    <meta:editing-cycles>3</meta:editing-cycles>
    <meta:generator>OpenOffice/4.1.14$Win32 OpenOffice.org_project/4114m1$Build-9811</meta:generator>
    <dc:date>2024-05-01T23:16:22.47</dc:date>
    <meta:document-statistic meta:table-count="0" meta:image-count="0" meta:object-count="0" meta:page-count="1" meta:paragraph-count="22" meta:word-count="280" meta:character-count="2015"/>
    <dc:creator>Dima Wide</dc:creator>
    <meta:user-defined meta:name="Info 1"/>
    <meta:user-defined meta:name="Info 2"/>
    <meta:user-defined meta:name="Info 3"/>
    <meta:user-defined meta:name="Info 4"/>
  </office:meta>
</office:document-meta>
</file>